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botto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102cm" svg:stroke-color="#ffff00" draw:marker-start="Arrow" draw:marker-start-width="0.457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5">
      <style:graphic-properties draw:fill-color="#ffffff" draw:auto-grow-height="true" fo:min-height="4.805cm"/>
    </style:style>
    <style:style style:name="pr8" style:family="presentation" style:parent-style-name="Default-title">
      <style:graphic-properties draw:fill-color="#ffffff" fo:min-height="2.927cm"/>
    </style:style>
    <style:style style:name="pr9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1.2cm" fo:margin-right="0cm" fo:text-indent="-0.9cm"/>
      <style:text-properties fo:font-size="28pt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margin-left="2.4cm" fo:margin-right="0cm" fo:margin-top="0cm" fo:margin-bottom="0.203cm" fo:text-indent="-0.8cm">
        <style:tab-stops/>
      </style:paragraph-properties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4pt"/>
    </style:style>
    <style:style style:name="P13" style:family="paragraph">
      <style:paragraph-properties fo:margin-left="1.2cm" fo:margin-right="0cm" fo:text-indent="-0.9cm">
        <style:tab-stops>
          <style:tab-stop style:position="17.78cm"/>
        </style:tab-stops>
      </style:paragraph-properties>
    </style:style>
    <style:style style:name="P14" style:family="paragraph">
      <style:paragraph-properties fo:margin-left="2.4cm" fo:margin-right="0cm" fo:text-indent="-0.8cm">
        <style:tab-stops>
          <style:tab-stop style:position="17.78cm"/>
        </style:tab-stops>
      </style:paragraph-properties>
    </style:style>
    <style:style style:name="P15" style:family="paragraph">
      <style:paragraph-properties fo:margin-left="2.4cm" fo:margin-right="0cm" fo:margin-top="0cm" fo:margin-bottom="0.203cm" fo:text-indent="-0.8cm">
        <style:tab-stops>
          <style:tab-stop style:position="17.78cm"/>
        </style:tab-stops>
      </style:paragraph-properties>
    </style:style>
    <style:style style:name="P16" style:family="paragraph">
      <style:paragraph-properties fo:margin-left="1.2cm" fo:margin-right="0cm" fo:text-indent="-0.9cm">
        <style:tab-stops>
          <style:tab-stop style:position="17.78cm"/>
        </style:tab-stops>
      </style:paragraph-properties>
      <style:text-properties fo:font-size="24pt"/>
    </style:style>
    <style:style style:name="P17" style:family="paragraph">
      <style:paragraph-properties fo:margin-left="2.4cm" fo:margin-right="0cm" fo:text-indent="-0.8cm"/>
      <style:text-properties fo:color="#ffff00" fo:font-size="24pt"/>
    </style:style>
    <style:style style:name="P18" style:family="paragraph">
      <style:paragraph-properties fo:margin-left="3.6cm" fo:margin-right="0cm" text:enable-numbering="false" fo:text-indent="-0.6cm"/>
    </style:style>
    <style:style style:name="P19" style:family="paragraph">
      <style:paragraph-properties fo:margin-left="1.2cm" fo:margin-right="0cm" text:enable-numbering="false" fo:text-indent="-0.9cm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color="#ccccff" fo:font-weight="bold"/>
    </style:style>
    <style:style style:name="P22" style:family="paragraph">
      <style:text-properties fo:font-style="italic" fo:font-weight="bold"/>
    </style:style>
    <style:style style:name="P23" style:family="paragraph">
      <style:text-properties fo:color="#ccccff" fo:font-size="16pt" fo:font-style="italic" fo:font-weight="bold"/>
    </style:style>
    <style:style style:name="P24" style:family="paragraph">
      <style:paragraph-properties fo:margin-left="3.6cm" fo:margin-right="0cm" text:enable-numbering="true" fo:text-indent="-0.6cm"/>
    </style:style>
    <style:style style:name="P25" style:family="paragraph">
      <style:paragraph-properties fo:margin-left="0cm" fo:margin-right="0cm" fo:text-align="end" fo:text-indent="0cm"/>
    </style:style>
    <style:style style:name="P26" style:family="paragraph">
      <style:paragraph-properties fo:margin-left="0cm" fo:margin-right="0cm" fo:text-align="end" fo:text-indent="0cm"/>
      <style:text-properties fo:font-style="italic" fo:font-weight="bold"/>
    </style:style>
    <style:style style:name="P27" style:family="paragraph">
      <style:paragraph-properties fo:margin-left="2.4cm" fo:margin-right="0cm" text:enable-numbering="false" fo:text-indent="-0.8cm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text-align="center" fo:text-indent="0cm"/>
      <style:text-properties fo:font-style="italic" fo:font-weight="bold"/>
    </style:style>
    <style:style style:name="P30" style:family="paragraph">
      <style:text-properties fo:font-size="16pt" fo:font-style="italic" fo:font-weight="bold"/>
    </style:style>
    <style:style style:name="P31" style:family="paragraph">
      <style:paragraph-properties fo:margin-left="4.8cm" fo:margin-right="0cm" text:enable-numbering="false" fo:text-indent="-0.6cm"/>
    </style:style>
    <style:style style:name="P32" style:family="paragraph">
      <style:paragraph-properties fo:margin-left="6cm" fo:margin-right="0cm" text:enable-numbering="false" fo:text-indent="-0.6cm"/>
    </style:style>
    <style:style style:name="T1" style:family="text">
      <style:text-properties fo:font-size="18pt" fo:font-style="italic" fo:font-weight="bold"/>
    </style:style>
    <style:style style:name="T2" style:family="text">
      <style:text-properties fo:font-size="28pt"/>
    </style:style>
    <style:style style:name="T3" style:family="text">
      <style:text-properties fo:color="#ffff00" fo:font-size="28pt"/>
    </style:style>
    <style:style style:name="T4" style:family="text">
      <style:text-properties fo:color="#ffffff" fo:font-size="28pt"/>
    </style:style>
    <style:style style:name="T5" style:family="text">
      <style:text-properties fo:color="#ffffff"/>
    </style:style>
    <style:style style:name="T6" style:family="text">
      <style:text-properties fo:font-size="24pt"/>
    </style:style>
    <style:style style:name="T7" style:family="text">
      <style:text-properties fo:color="#ffff00" fo:font-size="24pt"/>
    </style:style>
    <style:style style:name="T8" style:family="text">
      <style:text-properties fo:color="#23ff23" fo:font-size="24pt" fo:font-weight="bold"/>
    </style:style>
    <style:style style:name="T9" style:family="text">
      <style:text-properties fo:color="#23ff23" fo:font-size="24pt"/>
    </style:style>
    <style:style style:name="T10" style:family="text">
      <style:text-properties fo:color="#ff0000" fo:font-size="24pt" fo:font-weight="bold"/>
    </style:style>
    <style:style style:name="T11" style:family="text">
      <style:text-properties fo:color="#ffff00" fo:font-size="24pt" fo:font-weight="bold"/>
    </style:style>
    <style:style style:name="T12" style:family="text">
      <style:text-properties fo:color="#ffff00"/>
    </style:style>
    <style:style style:name="T13" style:family="text">
      <style:text-properties fo:color="#ccccff"/>
    </style:style>
    <style:style style:name="T14" style:family="text">
      <style:text-properties fo:color="#ccccff" fo:font-size="20pt" fo:font-weight="bold"/>
    </style:style>
    <style:style style:name="T15" style:family="text">
      <style:text-properties fo:color="#23ff23"/>
    </style:style>
    <style:style style:name="T16" style:family="text">
      <style:text-properties fo:font-style="italic"/>
    </style:style>
    <style:style style:name="T17" style:family="text">
      <style:text-properties fo:color="#ffff00" fo:font-style="normal"/>
    </style:style>
    <style:style style:name="T18" style:family="text">
      <style:text-properties fo:font-style="italic" fo:font-weight="bold"/>
    </style:style>
    <style:style style:name="T19" style:family="text">
      <style:text-properties fo:color="#ccccff" fo:font-size="16pt" fo:font-style="italic" fo:font-weight="bold"/>
    </style:style>
    <style:style style:name="T20" style:family="text">
      <style:text-properties fo:color="#ffff00" fo:font-style="italic"/>
    </style:style>
    <style:style style:name="T21" style:family="text">
      <style:text-properties fo:color="#ffffff" fo:font-style="italic"/>
    </style:style>
    <style:style style:name="T22" style:family="text">
      <style:text-properties style:text-position="super 58%" fo:font-style="italic" fo:font-weight="bold"/>
    </style:style>
    <style:style style:name="T23" style:family="text">
      <style:text-properties fo:font-size="16pt" fo:font-style="italic" fo:font-weight="bold"/>
    </style:style>
    <style:style style:name="T24" style:family="text">
      <style:text-properties fo:color="#23ff23" fo:font-weight="bold"/>
    </style:style>
    <style:style style:name="T25" style:family="text">
      <style:text-properties fo:color="#3deb3d"/>
    </style:style>
    <style:style style:name="T26" style:family="text">
      <style:text-properties fo:color="#ffff00" fo:font-weight="bold"/>
    </style:style>
    <style:style style:name="T27" style:family="text">
      <style:text-properties fo:color="#ccccff" fo:font-size="24pt"/>
    </style:style>
    <style:style style:name="T28" style:family="text">
      <style:text-properties fo:color="#23ff23" fo:font-style="italic"/>
    </style:style>
    <style:style style:name="T29" style:family="text">
      <style:text-properties fo:color="#23ff23" fo:font-size="20pt" fo:font-weight="bold"/>
    </style:style>
    <style:style style:name="T30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2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3" style:family="text">
      <style:text-properties fo:color="#ff808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">
        <style:list-level-properties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3.1-3.8</presentation:footer-decl>
      <presentation:footer-decl presentation:name="ftr2">CMPTxxxx</presentation:footer-decl>
      <presentation:footer-decl presentation:name="ftr3">CMPT14x: §2.7-2.10</presentation:footer-decl>
      <presentation:date-time-decl presentation:name="dtd1" presentation:source="fixed">18 Sep 2006</presentation:date-time-decl>
      <presentation:date-time-decl presentation:name="dtd2" presentation:source="current-date" style:data-style-name="D3"/>
      <presentation:date-time-decl presentation:name="dtd3" presentation:source="fixed">15 Sep 2006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3.1-3.8: Selection (if) and<text:line-break/><text:tab/><text:tab/><text:tab/><text:tab/><text:tab/>Repetition (while)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8 Sep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Quiz ch2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>
          <draw:text-box>
            <text:p text:style-name="P1">Review of §2.7-2.10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2">Expressions, operators, operand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Binary arithmetic: </text:span><text:span text:style-name="T3">+ - * / % // **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omparison: </text:span><text:span text:style-name="T3">== &lt; &gt; &lt;= =&gt; != &lt;&gt; is, is no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Boolean: </text:span><text:span text:style-name="T3">and or not </text:span><text:span text:style-name="T4">(shortcut semantics)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4">Type </text:span><text:span text:style-name="T3">conversions</text:span></text:p>
              </text:list-item>
            </text:list>
            <text:list text:style-name="L4">
              <text:list-item>
                <text:p text:style-name="P7"><text:span text:style-name="T3">Precedence</text:span><text:span text:style-name="T4"> rules</text:span></text:p>
              </text:list-item>
            </text:list>
            <text:list text:style-name="L4">
              <text:list-item>
                <text:p text:style-name="P7"><text:span text:style-name="T4">Formatted outpu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%d, %f, %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2:<text:span text:style-name="T2"> 10 minutes, 20 pts</text:span>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6">Name the five </text:span><text:span text:style-name="T7">software</text:span><text:span text:style-name="T6"> </text:span><text:span text:style-name="T7">control</text:span><text:span text:style-name="T6">/flow abstractions</text:span></text:p>
              </text:list-item>
            </text:list>
            <text:list text:style-name="L4">
              <text:list-item>
                <text:p text:style-name="P5"><text:span text:style-name="T7">Evaluate</text:span><text:span text:style-name="T6"> the following Python expression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3.0 &gt;= 1 and 3.0 &lt;= 1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True and (3 &lt;&gt; 5.7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not False or (12 % 0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3 + 32 // 5.0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6">Show the </text:span><text:span text:style-name="T7">output</text:span><text:span text:style-name="T6"> of this Python cod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print “I have %04d %s.” % (23.7, “apples”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6">Assume that the variable </text:span><text:span text:style-name="T9">numApples</text:span><text:span text:style-name="T6"> has </text:span><text:span text:style-name="T7">integer</text:span><text:span text:style-name="T6"> type. <text:s/>Write a line of </text:span><text:span text:style-name="T7">pseudocode</text:span><text:span text:style-name="T6"> that would work in a </text:span><text:span text:style-name="T7">dynamically</text:span><text:span text:style-name="T6"> typed language like Python but would fail in a </text:span><text:span text:style-name="T7">statically</text:span><text:span text:style-name="T6"> typed language like C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2: answers #1-2</text:p>
          </draw:text-box>
        </draw:frame>
        <draw:frame presentation:style-name="pr5" draw:text-style-name="P16" draw:id="id1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17" text:style-name="P13"><text:span text:style-name="T6">Name the five </text:span><text:span text:style-name="T7">software</text:span><text:span text:style-name="T6"> </text:span><text:span text:style-name="T7">control</text:span><text:span text:style-name="T6">/flow abstractions</text:span><text:span text:style-name="T6"><text:tab/></text:span><text:span text:style-name="T6"><text:tab/></text:span><text:span text:style-name="T6"><text:tab/></text:span><text:span text:style-name="T10">[5]</text:span></text:p>
              </text:list-item>
            </text:list>
            <text:list text:style-name="L4">
              <text:list-item>
                <text:list>
                  <text:list-item>
                    <text:p text:id="id18" text:style-name="P14"><text:span text:style-name="T7">Sequence (;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9" text:style-name="P14"><text:span text:style-name="T7">Selection (if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0" text:style-name="P14"><text:span text:style-name="T7">Repetition (loops: while, for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1" text:style-name="P14"><text:span text:style-name="T7">Composition (subroutine/function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2" text:style-name="P14"><text:span text:style-name="T7">Parallelism</text:span></text:p>
                  </text:list-item>
                </text:list>
              </text:list-item>
            </text:list>
            <text:list text:style-name="L4">
              <text:list-item>
                <text:p text:id="id23" text:style-name="P13"><text:span text:style-name="T7">Evaluate</text:span><text:span text:style-name="T6"> the following Python expressions:</text:span><text:span text:style-name="T6"><text:tab/></text:span><text:span text:style-name="T6"><text:tab/></text:span><text:span text:style-name="T6"><text:tab/></text:span><text:span text:style-name="T6"><text:tab/></text:span><text:span text:style-name="T10">[8]</text:span></text:p>
              </text:list-item>
            </text:list>
            <text:list text:style-name="L4">
              <text:list-item>
                <text:list>
                  <text:list-item>
                    <text:p text:id="id24" text:style-name="P15"><text:span text:style-name="T8">3.0 &gt;= 1 and 3.0 &lt;= 1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5" text:style-name="P15"><text:span text:style-name="T8">True and (3 &lt;&gt; 5.7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6" text:style-name="P15"><text:span text:style-name="T8">not False or (12 % 0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7" text:style-name="P15"><text:span text:style-name="T8">3 + 32 // 5.0</text:span></text:p>
                  </text:list-item>
                </text:list>
              </text:list-item>
            </text:list>
          </draw:text-box>
        </draw:frame>
        <draw:frame presentation:style-name="pr7" draw:text-style-name="P17" draw:id="id28" draw:layer="layout" svg:width="6.35cm" svg:height="4.805cm" svg:x="12.7cm" svg:y="13.97cm" presentation:class="outline" presentation:user-transformed="true">
          <draw:text-box>
            <text:list text:style-name="L4">
              <text:list-item>
                <text:list>
                  <text:list-item>
                    <text:p text:id="id29" text:style-name="P11"><text:span text:style-name="T11">Tru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0" text:style-name="P10"><text:span text:style-name="T11">Tru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1" text:style-name="P10"><text:span text:style-name="T11">Tru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2" text:style-name="P10"><text:span text:style-name="T11">9.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background" smil:attributeName="visibility" smil:to="visible"/>
                  <anim:transitionFilter smil:dur="0.5s" smil:targetElement="id16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1">
                  <anim:set smil:begin="0s" smil:dur="0.001s" smil:fill="hold" smil:targetElement="id28" anim:sub-item="background" smil:attributeName="visibility" smil:to="visible"/>
                  <anim:transitionFilter smil:dur="0.5s" smil:targetElement="id28" anim:sub-item="background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1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1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1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2: answers #3-4</text:p>
          </draw:text-box>
        </draw:frame>
        <draw:frame presentation:style-name="pr5" draw:text-style-name="P12" draw:id="id3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34" text:style-name="P5"><text:span text:style-name="T6">Show the </text:span><text:span text:style-name="T7">output</text:span><text:span text:style-name="T6"> of this Python cod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0">[4]</text:span></text:p>
              </text:list-item>
            </text:list>
            <text:list text:style-name="L4">
              <text:list-item>
                <text:list>
                  <text:list-item>
                    <text:p text:id="id35" text:style-name="P11"><text:span text:style-name="T8">print “I have %04d %s.” % (23.7, “apples”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6" text:style-name="P11"><text:span text:style-name="T11">I have 0023 apples.</text:span></text:p>
                  </text:list-item>
                </text:list>
              </text:list-item>
            </text:list>
            <text:list text:style-name="L4">
              <text:list-item>
                <text:p text:id="id37" text:style-name="P5"><text:span text:style-name="T6">Assume that the variable </text:span><text:span text:style-name="T9">numApples</text:span><text:span text:style-name="T6"> has </text:span><text:span text:style-name="T7">integer</text:span><text:span text:style-name="T6"> type. <text:s/>Write a line of </text:span><text:span text:style-name="T7">pseudocode</text:span><text:span text:style-name="T6"> that would work in a </text:span><text:span text:style-name="T7">dynamically</text:span><text:span text:style-name="T6"> typed language like Python but would fail in a </text:span><text:span text:style-name="T7">statically</text:span><text:span text:style-name="T6"> typed language like C.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0">[3]</text:span></text:p>
              </text:list-item>
            </text:list>
            <text:list text:style-name="L4">
              <text:list-item>
                <text:list>
                  <text:list-item>
                    <text:p text:id="id38" text:style-name="P11"><text:span text:style-name="T8">numApples = 5.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9" text:style-name="P11"><text:span text:style-name="T8">numApples = “Hello World!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0" text:style-name="P11"><text:span text:style-name="T8">numApples = Fal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1" text:style-name="P11"><text:span text:style-name="T8">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3" anim:sub-item="background" smil:attributeName="visibility" smil:to="visible"/>
                  <anim:transitionFilter smil:dur="0.5s" smil:targetElement="id33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3.1-3.8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12">Selection: if, if..else.., if..elif..else</text:span></text:p>
              </text:list-item>
            </text:list>
            <text:list text:style-name="L4">
              <text:list-item>
                <text:p text:style-name="P5"><text:span text:style-name="T12">Loops: while</text:span></text:p>
              </text:list-item>
            </text:list>
            <text:list text:style-name="L4">
              <text:list-item>
                <text:p text:style-name="P5"><text:span text:style-name="T12">Sentinel</text:span> variables</text:p>
              </text:list-item>
            </text:list>
            <text:list text:style-name="L4">
              <text:list-item>
                <text:p text:style-name="P5">Loop <text:span text:style-name="T12">counters</text:span></text:p>
              </text:list-item>
            </text:list>
            <text:list text:style-name="L4">
              <text:list-item>
                <text:p text:style-name="P5">Using mathematical <text:span text:style-name="T12">closed forms</text:span> instead of loop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hapter 3: Program Structure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Five basic program <text:span text:style-name="T12">structure</text:span>/flow abstractions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2">Sequence</text:span> (newlin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2">Selection</text:span> (<text:span text:style-name="T13">if ... elif ... else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2">Repetition/loops</text:span> (<text:span text:style-name="T13">while, for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2">Composition</text:span> (subroutine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2">Parallelism</text:span></text:p>
                  </text:list-item>
                </text:list>
              </text:list-item>
            </text:list>
            <text:list text:style-name="L4">
              <text:list-item>
                <text:p text:style-name="P5">This chapter mostly covers the first <text:span text:style-name="T12">three</text:span> program structure abstra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tement sequence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A <text:span text:style-name="T12">sequence</text:span> of statements is executed in order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Successive statements are not executed until the preceding statement is </text:span><text:span text:style-name="T7">complet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4">print “Running really_slow_function() ...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4">really_slow_function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4">print “done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Separate statements are on separate <text:span text:style-name="T12">lin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Whitespace</text:span> and <text:span text:style-name="T12">newlines</text:span> matter in Pyth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n most other languages, <text:span text:style-name="T12">semicolon</text:span> (<text:span text:style-name="T15">;</text:span>) separates statements, and newlines don't matt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imple selection: if </text:p>
          </draw:text-box>
        </draw:frame>
        <draw:frame presentation:style-name="pr5" draw:text-style-name="P19" draw:layer="layout" svg:width="25.199cm" svg:height="14.267cm" svg:x="1.4cm" svg:y="4.507cm" presentation:class="outline">
          <draw:text-box>
            <text:list text:style-name="L4">
              <text:list-item>
                <text:p text:style-name="P19"><text:span text:style-name="T12">if</text:span> <text:span text:style-name="T16">condition </text:span><text:span text:style-name="T17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6">statement sequence</text:span><text:span text:style-name="T16"><text:line-break/></text:span><text:span text:style-name="T1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Indentation (tab) indicates what's part of the statement sequence</text:p>
              </text:list-item>
            </text:list>
            <text:list text:style-name="L4">
              <text:list-item>
                <text:p text:style-name="P7">Condition is a <text:span text:style-name="T12">Boolean expression</text:span> evaluating to either <text:span text:style-name="T13">True</text:span> or <text:span text:style-name="T13">False</text:span></text:p>
              </text:list-item>
            </text:list>
            <text:list text:style-name="L4">
              <text:list-item>
                <text:p text:style-name="P7"><text:span text:style-name="T12">Conditional execution</text:span>: if condition evaluates to <text:span text:style-name="T13">False</text:span>, then the statement sequence is skipped over and <text:span text:style-name="T12">not executed</text:span></text:p>
              </text:list-item>
            </text:list>
          </draw:text-box>
        </draw:frame>
        <draw:g>
          <draw:circle draw:style-name="gr3" draw:text-style-name="P20" draw:id="id1" draw:layer="layout" svg:width="0.635cm" svg:height="0.635cm" svg:x="19.56cm" svg:y="2.315cm">
            <text:p text:style-name="P1"/>
          </draw:circle>
          <draw:connector draw:style-name="gr4" draw:text-style-name="P20" draw:layer="layout" draw:type="line" svg:x1="19.834cm" svg:y1="0.501cm" svg:x2="19.877cm" svg:y2="2.315cm" draw:end-shape="id1" draw:end-glue-point="0">
            <text:p text:style-name="P1"/>
          </draw:connector>
          <draw:circle draw:style-name="gr3" draw:text-style-name="P20" draw:id="id3" draw:layer="layout" svg:width="0.635cm" svg:height="0.635cm" svg:x="19.56cm" svg:y="5.755cm">
            <text:p text:style-name="P1"/>
          </draw:circle>
          <draw:circle draw:style-name="gr3" draw:text-style-name="P20" draw:id="id2" draw:layer="layout" svg:width="0.635cm" svg:height="0.635cm" svg:x="21.8cm" svg:y="3.985cm">
            <text:p text:style-name="P1"/>
          </draw:circle>
          <draw:connector draw:style-name="gr5" draw:text-style-name="P21" draw:layer="layout" draw:type="line" svg:x1="20.195cm" svg:y1="2.632cm" svg:x2="22.117cm" svg:y2="3.985cm" draw:start-shape="id1" draw:start-glue-point="1" draw:end-shape="id2" draw:end-glue-point="0">
            <text:p text:style-name="P1"/>
          </draw:connector>
          <draw:connector draw:style-name="gr4" draw:text-style-name="P20" draw:layer="layout" draw:type="line" svg:x1="19.877cm" svg:y1="2.95cm" svg:x2="19.877cm" svg:y2="5.755cm" draw:start-shape="id1" draw:start-glue-point="2" draw:end-shape="id3" draw:end-glue-point="0">
            <text:p text:style-name="P1"/>
          </draw:connector>
          <draw:connector draw:style-name="gr4" draw:text-style-name="P20" draw:layer="layout" draw:type="line" svg:x1="22.117cm" svg:y1="4.62cm" svg:x2="20.195cm" svg:y2="6.072cm" draw:start-shape="id2" draw:start-glue-point="2" draw:end-shape="id3" draw:end-glue-point="1">
            <text:p text:style-name="P1"/>
          </draw:connector>
          <draw:connector draw:style-name="gr4" draw:text-style-name="P20" draw:layer="layout" draw:type="line" svg:x1="19.877cm" svg:y1="6.39cm" svg:x2="19.868cm" svg:y2="7.507cm" draw:start-shape="id3" draw:start-glue-point="2">
            <text:p text:style-name="P1"/>
          </draw:connector>
          <draw:frame draw:style-name="gr6" draw:text-style-name="P22" draw:layer="layout" svg:width="3.368cm" svg:height="0.962cm" svg:x="15.85cm" svg:y="1.893cm">
            <draw:text-box>
              <text:p text:style-name="P1"><text:span text:style-name="T18">condition</text:span></text:p>
            </draw:text-box>
          </draw:frame>
          <draw:frame draw:style-name="gr6" draw:text-style-name="P22" draw:layer="layout" svg:width="3.427cm" svg:height="0.962cm" svg:x="22.651cm" svg:y="3.642cm">
            <draw:text-box>
              <text:p text:style-name="P1"><text:span text:style-name="T18">sequence</text:span></text:p>
            </draw:text-box>
          </draw:frame>
          <draw:frame draw:style-name="gr6" draw:text-style-name="P23" draw:layer="layout" svg:width="1.721cm" svg:height="0.878cm" svg:x="20.527cm" svg:y="2.271cm">
            <draw:text-box>
              <text:p text:style-name="P1"><text:span text:style-name="T19">True</text:span></text:p>
            </draw:text-box>
          </draw:frame>
          <draw:frame draw:style-name="gr6" draw:text-style-name="P23" draw:layer="layout" svg:width="1.941cm" svg:height="0.878cm" svg:x="17.827cm" svg:y="3.571cm">
            <draw:text-box>
              <text:p text:style-name="P1"><text:span text:style-name="T19">False</text:span></text:p>
            </draw:text-box>
          </draw:fram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 using if</text:p>
          </draw:text-box>
        </draw:frame>
        <draw:frame presentation:style-name="pr5" draw:text-style-name="P19" draw:layer="layout" svg:width="25.199cm" svg:height="14.267cm" svg:x="1.4cm" svg:y="4.507cm" presentation:class="outline">
          <draw:text-box>
            <text:list text:style-name="L4">
              <text:list-item>
                <text:p text:style-name="P19"><text:span text:style-name="T15">if numApples &gt; 12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5">print “Okay, that's waay too many apples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<text:span text:style-name="T15">print “Let's eat some apples!”</text:span></text:p>
              </text:list-item>
            </text:list>
            <text:list text:style-name="L4">
              <text:list-item>
                <text:p text:style-name="P19"/>
              </text:list-item>
            </text:list>
            <text:list text:style-name="L4">
              <text:list-item>
                <text:p text:style-name="P7">Observe <text:span text:style-name="T12">indentation </text:span><text:span text:style-name="T5">(it matters in Python!)</text:span></text:p>
              </text:list-item>
            </text:list>
            <text:list text:style-name="L4">
              <text:list-item>
                <text:p text:style-name="P7"><text:span text:style-name="T12">Parentheses () </text:span><text:span text:style-name="T5">not needed around the condi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But if the condition is complex, parentheses may be useful to clarify precedenc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5">if (numApples &gt; 5) and (numApples &lt; 1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ranching: if ... else ...</text:p>
          </draw:text-box>
        </draw:frame>
        <draw:frame presentation:style-name="pr5" draw:text-style-name="P19" draw:layer="layout" svg:width="13.205cm" svg:height="14.267cm" svg:x="1.4cm" svg:y="4.507cm" presentation:class="outline" presentation:user-transformed="true">
          <draw:text-box>
            <text:list text:style-name="L4">
              <text:list-item>
                <text:p text:style-name="P19"><text:span text:style-name="T12">if</text:span> <text:span text:style-name="T16">condition </text:span><text:span text:style-name="T17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6">statement seque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<text:span text:style-name="T20">else 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6">statement sequence</text:span><text:span text:style-name="T16"><text:line-break/></text:span><text:span text:style-name="T1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Only <text:span text:style-name="T12">one</text:span> of the two statement sequences is executed</text:p>
              </text:list-item>
            </text:list>
          </draw:text-box>
        </draw:frame>
        <draw:g>
          <draw:circle draw:style-name="gr3" draw:text-style-name="P20" draw:id="id4" draw:layer="layout" svg:width="0.635cm" svg:height="0.635cm" svg:x="20.561cm" svg:y="5.515cm">
            <text:p text:style-name="P1"/>
          </draw:circle>
          <draw:connector draw:style-name="gr4" draw:text-style-name="P20" draw:layer="layout" draw:type="line" svg:x1="20.877cm" svg:y1="3.915cm" svg:x2="20.878cm" svg:y2="5.515cm" draw:end-shape="id4" draw:end-glue-point="0">
            <text:p text:style-name="P1"/>
          </draw:connector>
          <draw:circle draw:style-name="gr3" draw:text-style-name="P20" draw:id="id6" draw:layer="layout" svg:width="0.635cm" svg:height="0.635cm" svg:x="20.561cm" svg:y="11.355cm">
            <text:p text:style-name="P1"/>
          </draw:circle>
          <draw:circle draw:style-name="gr3" draw:text-style-name="P20" draw:id="id5" draw:layer="layout" svg:width="0.635cm" svg:height="0.635cm" svg:x="22.401cm" svg:y="8.185cm">
            <text:p text:style-name="P1"/>
          </draw:circle>
          <draw:connector draw:style-name="gr4" draw:text-style-name="P20" draw:layer="layout" draw:type="line" svg:x1="21.196cm" svg:y1="5.832cm" svg:x2="22.718cm" svg:y2="8.185cm" draw:start-shape="id4" draw:start-glue-point="1" draw:end-shape="id5" draw:end-glue-point="0">
            <text:p text:style-name="P1"/>
          </draw:connector>
          <draw:connector draw:style-name="gr4" draw:text-style-name="P20" draw:layer="layout" draw:type="line" svg:x1="22.718cm" svg:y1="8.82cm" svg:x2="21.196cm" svg:y2="11.672cm" draw:start-shape="id5" draw:start-glue-point="2" draw:end-shape="id6" draw:end-glue-point="1">
            <text:p text:style-name="P1"/>
          </draw:connector>
          <draw:connector draw:style-name="gr4" draw:text-style-name="P20" draw:layer="layout" draw:type="line" svg:x1="20.878cm" svg:y1="11.99cm" svg:x2="20.869cm" svg:y2="13.107cm" draw:start-shape="id6" draw:start-glue-point="2">
            <text:p text:style-name="P1"/>
          </draw:connector>
          <draw:circle draw:style-name="gr3" draw:text-style-name="P20" draw:id="id7" draw:layer="layout" svg:width="0.635cm" svg:height="0.635cm" svg:x="18.82cm" svg:y="8.085cm">
            <text:p text:style-name="P1"/>
          </draw:circle>
          <draw:connector draw:style-name="gr4" draw:text-style-name="P20" draw:layer="layout" draw:type="line" svg:x1="20.561cm" svg:y1="5.832cm" svg:x2="19.137cm" svg:y2="8.085cm" draw:start-shape="id4" draw:start-glue-point="3" draw:end-shape="id7" draw:end-glue-point="0">
            <text:p text:style-name="P1"/>
          </draw:connector>
          <draw:connector draw:style-name="gr4" draw:text-style-name="P20" draw:layer="layout" draw:type="line" svg:x1="19.137cm" svg:y1="8.72cm" svg:x2="20.561cm" svg:y2="11.672cm" draw:start-shape="id7" draw:start-glue-point="2" draw:end-shape="id6" draw:end-glue-point="3">
            <text:p text:style-name="P1"/>
          </draw:connector>
          <draw:frame draw:style-name="gr6" draw:text-style-name="P22" draw:layer="layout" svg:width="3.368cm" svg:height="0.962cm" svg:x="22.077cm" svg:y="4.621cm">
            <draw:text-box>
              <text:p text:style-name="P1"><text:span text:style-name="T18">condition</text:span></text:p>
            </draw:text-box>
          </draw:frame>
          <draw:frame draw:style-name="gr6" draw:text-style-name="P22" draw:layer="layout" svg:width="3.427cm" svg:height="1.673cm" svg:x="23.086cm" svg:y="7.915cm">
            <draw:text-box>
              <text:p text:style-name="P1"><text:span text:style-name="T18">“</text:span><text:span text:style-name="T18">else”</text:span></text:p>
              <text:p text:style-name="P1"><text:span text:style-name="T18">sequence</text:span></text:p>
            </draw:text-box>
          </draw:frame>
          <draw:frame draw:style-name="gr6" draw:text-style-name="P26" draw:layer="layout" svg:width="3.427cm" svg:height="1.673cm" svg:x="15.287cm" svg:y="7.816cm">
            <draw:text-box>
              <text:p text:style-name="P25"><text:span text:style-name="T18">“</text:span><text:span text:style-name="T18">if”</text:span></text:p>
              <text:p text:style-name="P25"><text:span text:style-name="T18">sequence</text:span></text:p>
            </draw:text-box>
          </draw:frame>
          <draw:frame draw:style-name="gr6" draw:text-style-name="P23" draw:layer="layout" svg:width="1.721cm" svg:height="0.878cm" svg:x="18.227cm" svg:y="5.971cm">
            <draw:text-box>
              <text:p text:style-name="P1"><text:span text:style-name="T19">True</text:span></text:p>
            </draw:text-box>
          </draw:frame>
          <draw:frame draw:style-name="gr6" draw:text-style-name="P23" draw:layer="layout" svg:width="1.941cm" svg:height="0.878cm" svg:x="21.925cm" svg:y="6.101cm">
            <draw:text-box>
              <text:p text:style-name="P1"><text:span text:style-name="T19">False</text:span></text:p>
            </draw:text-box>
          </draw:fram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 using if ... else ...</text:p>
          </draw:text-box>
        </draw:frame>
        <draw:frame presentation:style-name="pr5" draw:text-style-name="P19" draw:layer="layout" svg:width="25.199cm" svg:height="14.267cm" svg:x="1.4cm" svg:y="4.507cm" presentation:class="outline">
          <draw:text-box>
            <text:list text:style-name="L4">
              <text:list-item>
                <text:p text:style-name="P19"><text:span text:style-name="T15">if numFriends &gt; 0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5">applesPerFriend = numApples / numFriend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<text:span text:style-name="T15">els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5">print “Awww, you need some friends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  <text:list text:style-name="L4">
              <text:list-item>
                <text:p text:style-name="P7">Would the <text:span text:style-name="T12">division</text:span> work if <text:span text:style-name="T15">numFriends == 0</text:span>?</text:p>
              </text:list-item>
            </text:list>
            <text:list text:style-name="L4">
              <text:list-item>
                <text:p text:style-name="P7">Will this code generate an <text:span text:style-name="T12">error</text:span><text:line-break/>if <text:span text:style-name="T15">numFriends == 0</text:span>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ranching: if ... elif ... else ...</text:p>
          </draw:text-box>
        </draw:frame>
        <draw:frame presentation:style-name="pr5" draw:text-style-name="P19" draw:layer="layout" svg:width="13.205cm" svg:height="14.267cm" svg:x="1.4cm" svg:y="4.507cm" presentation:class="outline" presentation:user-transformed="true">
          <draw:text-box>
            <text:list text:style-name="L4">
              <text:list-item>
                <text:p text:style-name="P19"><text:span text:style-name="T12">if</text:span> <text:span text:style-name="T16">condition </text:span><text:span text:style-name="T17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6">statement seque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<text:span text:style-name="T20">elif </text:span><text:span text:style-name="T21">2nd condition </text:span><text:span text:style-name="T20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6">statement seque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<text:span text:style-name="T20">else 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6">statement sequence</text:span><text:span text:style-name="T16"><text:line-break/></text:span><text:span text:style-name="T1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Only <text:span text:style-name="T12">one</text:span> of the statement sequences is executed</text:p>
              </text:list-item>
            </text:list>
          </draw:text-box>
        </draw:frame>
        <draw:g>
          <draw:circle draw:style-name="gr3" draw:text-style-name="P20" draw:id="id8" draw:layer="layout" svg:width="0.635cm" svg:height="0.635cm" svg:x="18.745cm" svg:y="5.715cm">
            <text:p text:style-name="P1"/>
          </draw:circle>
          <draw:connector draw:style-name="gr4" draw:text-style-name="P20" draw:layer="layout" draw:type="line" svg:x1="19.048cm" svg:y1="3.969cm" svg:x2="19.062cm" svg:y2="5.715cm" draw:end-shape="id8" draw:end-glue-point="0">
            <text:p text:style-name="P1"/>
          </draw:connector>
          <draw:circle draw:style-name="gr3" draw:text-style-name="P20" draw:id="id10" draw:layer="layout" svg:width="0.635cm" svg:height="0.635cm" svg:x="23.19cm" svg:y="9.155cm">
            <text:p text:style-name="P1"/>
          </draw:circle>
          <draw:circle draw:style-name="gr3" draw:text-style-name="P20" draw:id="id9" draw:layer="layout" svg:width="0.635cm" svg:height="0.635cm" svg:x="18.745cm" svg:y="9.155cm">
            <text:p text:style-name="P1"/>
          </draw:circle>
          <draw:connector draw:style-name="gr4" draw:text-style-name="P20" draw:layer="layout" draw:type="line" svg:x1="19.062cm" svg:y1="6.35cm" svg:x2="19.062cm" svg:y2="9.155cm" draw:start-shape="id8" draw:start-glue-point="2" draw:end-shape="id9" draw:end-glue-point="0">
            <text:p text:style-name="P1"/>
          </draw:connector>
          <draw:connector draw:style-name="gr4" draw:text-style-name="P20" draw:layer="layout" draw:type="line" svg:x1="19.38cm" svg:y1="9.472cm" svg:x2="23.19cm" svg:y2="9.472cm" draw:start-shape="id9" draw:start-glue-point="1" draw:end-shape="id10" draw:end-glue-point="3">
            <text:p text:style-name="P1"/>
          </draw:connector>
          <draw:connector draw:style-name="gr4" draw:text-style-name="P20" draw:layer="layout" draw:type="lines" draw:line-skew="3.045cm" svg:x1="23.507cm" svg:y1="9.79cm" svg:x2="19.38cm" svg:y2="15.617cm" draw:start-shape="id10" draw:start-glue-point="2" draw:end-shape="id11" draw:end-glue-point="1">
            <text:p text:style-name="P1"/>
          </draw:connector>
          <draw:circle draw:style-name="gr3" draw:text-style-name="P20" draw:id="id12" draw:layer="layout" svg:width="0.635cm" svg:height="0.635cm" svg:x="25.73cm" svg:y="5.715cm">
            <text:p text:style-name="P1"/>
          </draw:circle>
          <draw:connector draw:style-name="gr4" draw:text-style-name="P20" draw:layer="layout" draw:type="line" svg:x1="19.38cm" svg:y1="6.032cm" svg:x2="25.73cm" svg:y2="6.032cm" draw:start-shape="id8" draw:start-glue-point="1" draw:end-shape="id12" draw:end-glue-point="3">
            <text:p text:style-name="P1"/>
          </draw:connector>
          <draw:frame draw:style-name="gr6" draw:text-style-name="P22" draw:layer="layout" svg:width="3.368cm" svg:height="0.962cm" svg:x="15.275cm" svg:y="5.383cm">
            <draw:text-box>
              <text:p text:style-name="P1"><text:span text:style-name="T18">condition</text:span></text:p>
            </draw:text-box>
          </draw:frame>
          <draw:frame draw:style-name="gr6" draw:text-style-name="P29" draw:layer="layout" svg:width="3.427cm" svg:height="1.673cm" svg:x="21.785cm" svg:y="7.559cm">
            <draw:text-box>
              <text:p text:style-name="P28"><text:span text:style-name="T18">“</text:span><text:span text:style-name="T18">elif”</text:span></text:p>
              <text:p text:style-name="P28"><text:span text:style-name="T18">sequence</text:span></text:p>
            </draw:text-box>
          </draw:frame>
          <draw:frame draw:style-name="gr6" draw:text-style-name="P26" draw:layer="layout" svg:width="3.427cm" svg:height="1.673cm" svg:x="24.195cm" svg:y="4.033cm">
            <draw:text-box>
              <text:p text:style-name="P28"><text:span text:style-name="T18">“</text:span><text:span text:style-name="T18">if”</text:span></text:p>
              <text:p text:style-name="P25"><text:span text:style-name="T18">sequence</text:span></text:p>
            </draw:text-box>
          </draw:frame>
          <draw:frame draw:style-name="gr6" draw:text-style-name="P23" draw:layer="layout" svg:width="1.721cm" svg:height="0.878cm" svg:x="20.015cm" svg:y="5.086cm">
            <draw:text-box>
              <text:p text:style-name="P1"><text:span text:style-name="T19">True</text:span></text:p>
            </draw:text-box>
          </draw:frame>
          <draw:frame draw:style-name="gr6" draw:text-style-name="P23" draw:layer="layout" svg:width="1.941cm" svg:height="0.878cm" svg:x="16.94cm" svg:y="6.636cm">
            <draw:text-box>
              <text:p text:style-name="P1"><text:span text:style-name="T19">False</text:span></text:p>
            </draw:text-box>
          </draw:frame>
          <draw:circle draw:style-name="gr3" draw:text-style-name="P20" draw:id="id13" draw:layer="layout" svg:width="0.635cm" svg:height="0.635cm" svg:x="18.745cm" svg:y="12.095cm">
            <text:p text:style-name="P1"/>
          </draw:circle>
          <draw:connector draw:style-name="gr4" draw:text-style-name="P20" draw:layer="layout" draw:type="line" svg:x1="19.062cm" svg:y1="9.79cm" svg:x2="19.062cm" svg:y2="12.095cm" draw:start-shape="id9" draw:start-glue-point="2" draw:end-shape="id13" draw:end-glue-point="0">
            <text:p text:style-name="P1"/>
          </draw:connector>
          <draw:circle draw:style-name="gr3" draw:text-style-name="P20" draw:id="id11" draw:layer="layout" svg:width="0.635cm" svg:height="0.635cm" svg:x="18.745cm" svg:y="15.3cm">
            <text:p text:style-name="P1"/>
          </draw:circle>
          <draw:connector draw:style-name="gr4" draw:text-style-name="P20" draw:layer="layout" draw:type="line" svg:x1="19.062cm" svg:y1="12.73cm" svg:x2="19.062cm" svg:y2="15.3cm" draw:start-shape="id13" draw:start-glue-point="2" draw:end-shape="id11" draw:end-glue-point="0">
            <text:p text:style-name="P1"/>
          </draw:connector>
          <draw:frame draw:style-name="gr6" draw:text-style-name="P23" draw:layer="layout" svg:width="1.721cm" svg:height="0.878cm" svg:x="20.016cm" svg:y="8.571cm">
            <draw:text-box>
              <text:p text:style-name="P1"><text:span text:style-name="T19">True</text:span></text:p>
            </draw:text-box>
          </draw:frame>
          <draw:frame draw:style-name="gr6" draw:text-style-name="P23" draw:layer="layout" svg:width="1.941cm" svg:height="0.878cm" svg:x="16.941cm" svg:y="10.021cm">
            <draw:text-box>
              <text:p text:style-name="P1"><text:span text:style-name="T19">False</text:span></text:p>
            </draw:text-box>
          </draw:frame>
          <draw:frame draw:style-name="gr6" draw:text-style-name="P22" draw:layer="layout" svg:width="4.346cm" svg:height="0.986cm" svg:x="14.275cm" svg:y="8.481cm">
            <draw:text-box>
              <text:p text:style-name="P1"><text:span text:style-name="T18">2</text:span><text:span text:style-name="T22">nd</text:span><text:span text:style-name="T18"> condition</text:span></text:p>
            </draw:text-box>
          </draw:frame>
          <draw:frame draw:style-name="gr6" draw:text-style-name="P29" draw:layer="layout" svg:width="3.427cm" svg:height="1.673cm" svg:x="19.22cm" svg:y="11.604cm">
            <draw:text-box>
              <text:p text:style-name="P28"><text:span text:style-name="T18">“</text:span><text:span text:style-name="T18">else”</text:span></text:p>
              <text:p text:style-name="P28"><text:span text:style-name="T18">sequence</text:span></text:p>
            </draw:text-box>
          </draw:frame>
          <draw:connector draw:style-name="gr4" draw:text-style-name="P20" draw:layer="layout" draw:type="lines" draw:line-skew="7.755cm" svg:x1="26.047cm" svg:y1="6.35cm" svg:x2="19.38cm" svg:y2="15.617cm" draw:start-shape="id12" draw:start-glue-point="2" draw:end-shape="id11" draw:end-glue-point="1">
            <text:p text:style-name="P1"/>
          </draw:connector>
          <draw:connector draw:style-name="gr4" draw:text-style-name="P20" draw:layer="layout" draw:type="line" svg:x1="19.062cm" svg:y1="15.935cm" svg:x2="19.05cm" svg:y2="17.786cm" draw:start-shape="id11" draw:start-glue-point="2">
            <text:p text:style-name="P1"/>
          </draw:connector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 using if ... elif ... else ...</text:p>
          </draw:text-box>
        </draw:frame>
        <draw:frame presentation:style-name="pr5" draw:text-style-name="P19" draw:layer="layout" svg:width="25.199cm" svg:height="14.267cm" svg:x="1.4cm" svg:y="4.507cm" presentation:class="outline">
          <draw:text-box>
            <text:list text:style-name="L4">
              <text:list-item>
                <text:p text:style-name="P19"><text:span text:style-name="T15">if numFriends &lt;= 0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5">print “Awww, you need some friends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<text:span text:style-name="T15">elif numFriends &gt; 30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5">print “Wow, that's a lot of friends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<text:span text:style-name="T15">els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5">applesPerFriend = numApples / numFriend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</text:p>
          </draw:text-box>
        </draw:frame>
        <draw:frame presentation:style-name="pr5" draw:text-style-name="P19" draw:layer="layout" svg:width="25.199cm" svg:height="14.267cm" svg:x="1.4cm" svg:y="4.507cm" presentation:class="outline">
          <draw:text-box>
            <text:list text:style-name="L4">
              <text:list-item>
                <text:p text:style-name="P19"><text:span text:style-name="T12">while</text:span> <text:span text:style-name="T16">condition </text:span><text:span text:style-name="T20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6">statement seque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3"/></text:p>
                  </text:list-item>
                </text:list>
              </text:list-item>
            </text:list>
            <text:list text:style-name="L4">
              <text:list-item>
                <text:p text:style-name="P7">As with “if”, <text:span text:style-name="T16">condition</text:span> is a <text:span text:style-name="T12">Boolean expression</text:span>:</text:p>
              </text:list-item>
            </text:list>
            <text:list text:style-name="L4">
              <text:list-item>
                <text:list>
                  <text:list-item>
                    <text:p text:style-name="P6">It is evaluated <text:span text:style-name="T12">once</text:span> before entering the loop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nd <text:span text:style-name="T12">re-evaluated</text:span> each time through the loop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op-of-loop testing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16">Statement sequence</text:span> is run only if <text:span text:style-name="T16">condition</text:span> evaluates to <text:span text:style-name="T13">True</text:span></text:p>
              </text:list-item>
            </text:list>
          </draw:text-box>
        </draw:frame>
        <draw:g>
          <draw:circle draw:style-name="gr3" draw:text-style-name="P20" draw:id="id15" draw:layer="layout" svg:width="0.635cm" svg:height="0.635cm" svg:x="19.825cm" svg:y="2.94cm">
            <text:p text:style-name="P1"/>
          </draw:circle>
          <draw:circle draw:style-name="gr3" draw:text-style-name="P20" draw:id="id14" draw:layer="layout" svg:width="0.635cm" svg:height="0.635cm" svg:x="23.533cm" svg:y="6.13cm">
            <text:p text:style-name="P1"/>
          </draw:circle>
          <draw:connector draw:style-name="gr4" draw:text-style-name="P20" draw:layer="layout" draw:type="curve" svg:x1="24.168cm" svg:y1="6.447cm" svg:x2="20.46cm" svg:y2="3.257cm" draw:start-shape="id14" draw:start-glue-point="1" draw:end-shape="id15" draw:end-glue-point="1">
            <text:p text:style-name="P1"/>
          </draw:connector>
          <draw:connector draw:style-name="gr4" draw:text-style-name="P20" draw:layer="layout" draw:type="curve" svg:x1="20.142cm" svg:y1="3.575cm" svg:x2="23.533cm" svg:y2="6.447cm" draw:start-shape="id15" draw:start-glue-point="2" draw:end-shape="id14" draw:end-glue-point="3">
            <text:p text:style-name="P1"/>
          </draw:connector>
          <draw:connector draw:style-name="gr4" draw:text-style-name="P20" draw:layer="layout" draw:type="line" svg:x1="20.142cm" svg:y1="3.575cm" svg:x2="20.149cm" svg:y2="8.661cm" draw:start-shape="id15" draw:start-glue-point="2">
            <text:p text:style-name="P1"/>
          </draw:connector>
          <draw:connector draw:style-name="gr4" draw:text-style-name="P20" draw:layer="layout" draw:type="line" svg:x1="20.191cm" svg:y1="1.181cm" svg:x2="20.142cm" svg:y2="2.94cm" draw:end-shape="id15" draw:end-glue-point="0">
            <text:p text:style-name="P1"/>
          </draw:connector>
          <draw:frame draw:style-name="gr6" draw:text-style-name="P30" draw:layer="layout" svg:width="3.029cm" svg:height="0.878cm" svg:x="16.48cm" svg:y="2.697cm">
            <draw:text-box>
              <text:p text:style-name="P1"><text:span text:style-name="T23">condition</text:span></text:p>
            </draw:text-box>
          </draw:frame>
          <draw:frame draw:style-name="gr6" draw:text-style-name="P30" draw:layer="layout" svg:width="3.097cm" svg:height="0.878cm" svg:x="22.286cm" svg:y="6.771cm">
            <draw:text-box>
              <text:p text:style-name="P1"><text:span text:style-name="T23">sequence</text:span></text:p>
            </draw:text-box>
          </draw:frame>
          <draw:frame draw:style-name="gr6" draw:text-style-name="P23" draw:layer="layout" svg:width="1.941cm" svg:height="0.878cm" svg:x="17.98cm" svg:y="5.521cm">
            <draw:text-box>
              <text:p text:style-name="P1"><text:span text:style-name="T19">False</text:span></text:p>
            </draw:text-box>
          </draw:frame>
          <draw:frame draw:style-name="gr6" draw:text-style-name="P23" draw:layer="layout" svg:width="1.721cm" svg:height="0.878cm" svg:x="20.326cm" svg:y="4.386cm">
            <draw:text-box>
              <text:p text:style-name="P1"><text:span text:style-name="T19">True</text:span></text:p>
            </draw:text-box>
          </draw:fram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ntinel variable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A <text:span text:style-name="T12">sentinel</text:span> <text:span text:style-name="T12">variable</text:span> controls whether a loop continues: the loop only exits when the sentinel variable has a certain valu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24">answer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24">while answer != 4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24">answer = input(“Math quiz: 2 + 2 = 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ntinel variable is <text:span text:style-name="T25">answ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ntinel value is <text:span text:style-name="T25">4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unting loop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A common form of loop uses a <text:span text:style-name="T12">counter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24">counter =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24">while counter &lt;= max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24">sum = sum + coun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24">counter = counter +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What if we need to <text:span text:style-name="T12">prematurely</text:span> exit this loop?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24">counter =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24">while counter &lt;= max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24">if need_to_exit_early(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2"><text:span text:style-name="T24">counter = </text:span><text:span text:style-name="T26">max + 1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24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osed forms instead of loop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Sometimes with a bit of thought we can replace a loop with a single <text:span text:style-name="T12">mathematical equa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7">“</text:span><text:span text:style-name="T27">Work smarter, not harder”</text:span></text:p>
                  </text:list-item>
                </text:list>
              </text:list-item>
            </text:list>
            <text:list text:style-name="L4">
              <text:list-item>
                <text:p text:style-name="P7">Example: Add the first <text:span text:style-name="T28">n</text:span> integers &gt;0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29">sum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29">counter =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29">while counter &lt;= n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29">sum = sum + coun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29">counter = counter +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29">print “Sum is %d.” % su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osed form solution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But observe the pattern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1</text:span> + <text:span text:style-name="T15">2</text:span> + <text:span text:style-name="T15">3</text:span> +<text:tab/><text:tab/><text:tab/><text:tab/>...<text:tab/><text:tab/><text:tab/><text:tab/> <text:s text:c="2"/>+ <text:span text:style-name="T15">(n-2)</text:span> + <text:span text:style-name="T15">(n-1)</text:span> + <text:span text:style-name="T15">n</text:span><text:line-break/><text:line-break/><text:line-break/></text:p>
                  </text:list-item>
                </text:list>
              </text:list-item>
            </text:list>
            <text:list text:style-name="L4">
              <text:list-item>
                <text:p text:style-name="P5">Each pair makes <text:span text:style-name="T25">n+1</text:span>; there are <text:span text:style-name="T15">n/2</text:span> pairs:</text:p>
              </text:list-item>
            </text:list>
            <text:list text:style-name="L4">
              <text:list-item>
                <text:p text:style-name="P5">Closed form solution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30">sum = n * (n+1) / 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31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31">(If </text:span><text:span text:style-name="T30">n</text:span><text:span text:style-name="T31"> is type </text:span><text:span text:style-name="T32">int</text:span><text:span text:style-name="T31">, does the </text:span><text:span text:style-name="T30">/</text:span><text:span text:style-name="T31"> cause problems?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polyline draw:style-name="gr7" draw:text-style-name="P20" draw:layer="layout" svg:width="15.868cm" svg:height="18.941cm" draw:transform="rotate (-0.896052037974906) translate (17.361cm -3.857cm)" svg:viewBox="0 0 15869 18942" draw:points="0,17354 1984,18941 15868,1586 13884,0">
            <text:p text:style-name="P1"/>
          </draw:polyline>
          <draw:polyline draw:style-name="gr7" draw:text-style-name="P20" draw:layer="layout" svg:width="15.073cm" svg:height="12.596cm" draw:transform="rotate (-0.674918821747267) translate (12.655cm -1.688cm)" svg:viewBox="0 0 15074 12597" draw:points="0,11108 1191,12596 15073,1485 13881,0">
            <text:p text:style-name="P1"/>
          </draw:polyline>
          <draw:polyline draw:style-name="gr7" draw:text-style-name="P20" draw:layer="layout" svg:width="8.528cm" svg:height="10.215cm" draw:transform="rotate (-0.896052037974906) translate (14.977cm 1.1cm)" svg:viewBox="0 0 8529 10216" draw:points="0,9421 991,10215 8528,794 7537,0">
            <text:p text:style-name="P1"/>
          </draw:polylin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927cm" svg:x="1cm" svg:y="0.462cm" presentation:class="title">
          <draw:text-box>
            <text:p text:style-name="P1">A few misc nifty tricks</text:p>
          </draw:text-box>
        </draw:frame>
        <draw:frame presentation:style-name="pr9" draw:text-style-name="P5" draw:layer="layout" svg:width="25.199cm" svg:height="14.016cm" svg:x="1.4cm" svg:y="4.507cm" presentation:class="outline">
          <draw:text-box>
            <text:list text:style-name="L4">
              <text:list-item>
                <text:p text:style-name="P5"><text:span text:style-name="T12">Absolute</text:span> value built-in function: <text:span text:style-name="T15">abs(-5.0) --&gt; 5.0</text:span></text:p>
              </text:list-item>
            </text:list>
            <text:list text:style-name="L4">
              <text:list-item>
                <text:p text:style-name="P5"><text:span text:style-name="T12">Increment</text:span>/decrement, etc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count += 1</text:span><text:tab/><text:tab/><text:tab/><text:tab/><text:span text:style-name="T33"># same as count = count + 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numApples *= 2</text:span><text:tab/><text:tab/><text:span text:style-name="T33"># nA = nA * 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No builtin “<text:span text:style-name="T12">++</text:span>” operator as in C++/Java</text:p>
                  </text:list-item>
                </text:list>
              </text:list-item>
            </text:list>
            <text:list text:style-name="L4">
              <text:list-item>
                <text:p text:style-name="P5">Turn strings into <text:span text:style-name="T12">all-caps</text:span>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import str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string.capitalize(“Hello”)</text:span><text:tab/><text:tab/><text:span text:style-name="T33"># “HELLO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§3.1-3.8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12">Selection: if, if..else.., if..elif..else</text:span></text:p>
              </text:list-item>
            </text:list>
            <text:list text:style-name="L4">
              <text:list-item>
                <text:p text:style-name="P5"><text:span text:style-name="T12">Loops: while</text:span></text:p>
              </text:list-item>
            </text:list>
            <text:list text:style-name="L4">
              <text:list-item>
                <text:p text:style-name="P5"><text:span text:style-name="T12">Sentinel</text:span> variables</text:p>
              </text:list-item>
            </text:list>
            <text:list text:style-name="L4">
              <text:list-item>
                <text:p text:style-name="P5">Loop <text:span text:style-name="T12">counters</text:span></text:p>
              </text:list-item>
            </text:list>
            <text:list text:style-name="L4">
              <text:list-item>
                <text:p text:style-name="P5">Using mathematical <text:span text:style-name="T12">closed forms</text:span> instead of loops</text:p>
              </text:list-item>
            </text:list>
            <text:list text:style-name="L4">
              <text:list-item>
                <text:p text:style-name="P5"><text:span text:style-name="T12">abs(), +=, string.capitalize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5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5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5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5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4$Build-9070</meta:generator>
    <meta:initial-creator>Sean Ho</meta:initial-creator>
    <meta:creation-date>2006-09-15T16:58:11</meta:creation-date>
    <dc:creator>Sean Ho</dc:creator>
    <dc:date>2006-09-18T16:07:34</dc:date>
    <dc:language>en-US</dc:language>
    <meta:editing-cycles>13</meta:editing-cycles>
    <meta:editing-duration>PT6H36M14S</meta:editing-duration>
    <meta:user-defined meta:name="Info 1"/>
    <meta:user-defined meta:name="Info 2"/>
    <meta:user-defined meta:name="Info 3"/>
    <meta:user-defined meta:name="Info 4"/>
    <meta:document-statistic meta:object-count="198"/>
  </office:meta>
</office:document-meta>
</file>